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aacb" officeooo:paragraph-rsid="0017aacb"/>
    </style:style>
    <style:style style:name="P2" style:family="paragraph" style:parent-style-name="Standard">
      <style:text-properties fo:language="cs" fo:country="CZ" officeooo:rsid="00191d6b" officeooo:paragraph-rsid="00191d6b"/>
    </style:style>
    <style:style style:name="P3" style:family="paragraph" style:parent-style-name="Standard">
      <style:text-properties fo:language="cs" fo:country="CZ" officeooo:rsid="00392ca9" officeooo:paragraph-rsid="00392ca9"/>
    </style:style>
    <style:style style:name="P4" style:family="paragraph" style:parent-style-name="Standard">
      <style:text-properties fo:language="cs" fo:country="CZ" officeooo:rsid="003c64fd" officeooo:paragraph-rsid="003c64fd"/>
    </style:style>
    <style:style style:name="P5" style:family="paragraph" style:parent-style-name="Standard">
      <style:text-properties fo:language="cs" fo:country="CZ" officeooo:rsid="003c64fd" officeooo:paragraph-rsid="004664a2"/>
    </style:style>
    <style:style style:name="P6" style:family="paragraph" style:parent-style-name="Standard">
      <style:text-properties fo:language="cs" fo:country="CZ" officeooo:rsid="003db4b6" officeooo:paragraph-rsid="003db4b6"/>
    </style:style>
    <style:style style:name="P7" style:family="paragraph" style:parent-style-name="Standard">
      <style:text-properties fo:language="cs" fo:country="CZ" officeooo:rsid="0041e127" officeooo:paragraph-rsid="0041e127"/>
    </style:style>
    <style:style style:name="P8" style:family="paragraph" style:parent-style-name="Standard">
      <style:text-properties fo:language="cs" fo:country="CZ" officeooo:rsid="0041e127" officeooo:paragraph-rsid="004480ef"/>
    </style:style>
    <style:style style:name="P9" style:family="paragraph" style:parent-style-name="Standard">
      <style:text-properties fo:language="cs" fo:country="CZ" officeooo:rsid="0041e127" officeooo:paragraph-rsid="00451d86"/>
    </style:style>
    <style:style style:name="P10" style:family="paragraph" style:parent-style-name="Standard">
      <style:text-properties fo:language="cs" fo:country="CZ" officeooo:rsid="0046a5ec" officeooo:paragraph-rsid="0046a5ec"/>
    </style:style>
    <style:style style:name="P11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4f48" style:font-weight-asian="normal" style:font-weight-complex="normal"/>
    </style:style>
    <style:style style:name="P12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5c20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26ca89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fo:language="cs" fo:country="CZ" style:text-underline-style="none" fo:font-weight="normal" officeooo:rsid="001c5c20" officeooo:paragraph-rsid="001c5c20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fo:language="cs" fo:country="CZ" style:text-underline-style="none" fo:font-weight="normal" officeooo:rsid="002025b5" officeooo:paragraph-rsid="002025b5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fo:language="cs" fo:country="CZ" style:text-underline-style="none" fo:font-weight="normal" officeooo:rsid="0023f49f" officeooo:paragraph-rsid="0023f49f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fo:language="cs" fo:country="CZ" style:text-underline-style="none" fo:font-weight="normal" officeooo:rsid="002c41ea" officeooo:paragraph-rsid="002c41ea" style:font-weight-asian="normal" style:font-weight-complex="normal"/>
    </style:style>
    <style:style style:name="P18" style:family="paragraph" style:parent-style-name="Standard">
      <style:text-properties style:text-line-through-style="none" style:text-line-through-type="none" fo:language="cs" fo:country="CZ" style:text-underline-style="none" fo:font-weight="normal" officeooo:rsid="0030a3a2" officeooo:paragraph-rsid="0030a3a2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fo:language="cs" fo:country="CZ" style:text-underline-style="none" fo:font-weight="normal" officeooo:rsid="0032070b" officeooo:paragraph-rsid="0034aaba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fo:language="cs" fo:country="CZ" style:text-underline-style="none" fo:font-weight="normal" officeooo:rsid="0037e6c1" officeooo:paragraph-rsid="0037e6c1" style:font-weight-asian="normal" style:font-weight-complex="normal"/>
    </style:style>
    <style:style style:name="P21" style:family="paragraph" style:parent-style-name="Standard">
      <style:text-properties style:text-line-through-style="none" style:text-line-through-type="none" fo:language="cs" fo:country="CZ" style:text-underline-style="none" fo:font-weight="normal" officeooo:rsid="0027276a" officeooo:paragraph-rsid="0026ca89" style:font-weight-asian="normal" style:font-weight-complex="normal"/>
    </style:style>
    <style:style style:name="P22" style:family="paragraph" style:parent-style-name="Standard">
      <style:text-properties style:text-line-through-style="none" style:text-line-through-type="none" fo:language="cs" fo:country="CZ" style:text-underline-style="none" fo:font-weight="normal" officeooo:rsid="003322a0" officeooo:paragraph-rsid="0034aaba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language="cs" fo:country="CZ" style:text-underline-style="none" fo:font-weight="normal" officeooo:rsid="00387cda" officeooo:paragraph-rsid="00392ca9" style:font-weight-asian="normal" style:font-weight-complex="normal"/>
    </style:style>
    <style:style style:name="P24" style:family="paragraph" style:parent-style-name="Standard">
      <style:text-properties fo:language="cs" fo:country="CZ" officeooo:rsid="00431209" officeooo:paragraph-rsid="004480ef"/>
    </style:style>
    <style:style style:name="P25" style:family="paragraph" style:parent-style-name="Standard">
      <style:text-properties fo:language="cs" fo:country="CZ" officeooo:rsid="0046a5ec" officeooo:paragraph-rsid="0046a5ec"/>
    </style:style>
    <style:style style:name="P26" style:family="paragraph" style:parent-style-name="Standard">
      <style:text-properties fo:language="cs" fo:country="CZ" officeooo:rsid="0046a5ec" officeooo:paragraph-rsid="005700a0"/>
    </style:style>
    <style:style style:name="P27" style:family="paragraph" style:parent-style-name="Standard">
      <style:text-properties fo:language="cs" fo:country="CZ" officeooo:rsid="00495498" officeooo:paragraph-rsid="004b251e"/>
    </style:style>
    <style:style style:name="P28" style:family="paragraph" style:parent-style-name="Standard">
      <style:text-properties fo:language="cs" fo:country="CZ" officeooo:rsid="00495498" officeooo:paragraph-rsid="004c29b1"/>
    </style:style>
    <style:style style:name="P29" style:family="paragraph" style:parent-style-name="Standard">
      <style:text-properties fo:language="cs" fo:country="CZ" officeooo:rsid="00524999" officeooo:paragraph-rsid="00524999"/>
    </style:style>
    <style:style style:name="P30" style:family="paragraph" style:parent-style-name="Standard">
      <style:text-properties fo:language="cs" fo:country="CZ" officeooo:rsid="00524999" officeooo:paragraph-rsid="0055a69a"/>
    </style:style>
    <style:style style:name="P31" style:family="paragraph" style:parent-style-name="Standard">
      <style:text-properties fo:language="cs" fo:country="CZ" officeooo:rsid="0017aacb" officeooo:paragraph-rsid="0046a5ec"/>
    </style:style>
    <style:style style:name="P32" style:family="paragraph" style:parent-style-name="Standard">
      <style:text-properties fo:language="cs" fo:country="CZ" officeooo:rsid="0055580f" officeooo:paragraph-rsid="0055580f"/>
    </style:style>
    <style:style style:name="P33" style:family="paragraph" style:parent-style-name="Standard">
      <style:text-properties fo:language="cs" fo:country="CZ" officeooo:rsid="0055a69a" officeooo:paragraph-rsid="0055a69a"/>
    </style:style>
    <style:style style:name="P34" style:family="paragraph" style:parent-style-name="Standard">
      <style:text-properties fo:language="cs" fo:country="CZ" officeooo:rsid="0056662e" officeooo:paragraph-rsid="0056662e"/>
    </style:style>
    <style:style style:name="P35" style:family="paragraph" style:parent-style-name="Standard">
      <style:text-properties fo:language="cs" fo:country="CZ" officeooo:rsid="0059aedd" officeooo:paragraph-rsid="005a2c95"/>
    </style:style>
    <style:style style:name="P36" style:family="paragraph" style:parent-style-name="Standard">
      <style:text-properties fo:language="cs" fo:country="CZ" officeooo:rsid="005a5adf" officeooo:paragraph-rsid="005a5adf"/>
    </style:style>
    <style:style style:name="T1" style:family="text">
      <style:text-properties officeooo:rsid="00191d6b"/>
    </style:style>
    <style:style style:name="T2" style:family="text">
      <style:text-properties style:text-line-through-style="solid" style:text-line-through-type="single" style:text-underline-style="none" fo:font-weight="normal" officeooo:rsid="00191d6b" style:font-weight-asian="normal" style:font-weight-complex="normal"/>
    </style:style>
    <style:style style:name="T3" style:family="text">
      <style:text-properties style:text-line-through-style="solid" style:text-line-through-type="single" style:text-underline-style="none" fo:font-weight="normal" officeooo:rsid="001a5ec7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 fo:font-weight="normal" officeooo:rsid="001b5da0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 fo:font-weight="normal" officeooo:rsid="001c4f48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91d6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a5ec7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1b5da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c4f48" style:font-weight-asian="normal" style:font-weight-complex="normal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normal" officeooo:rsid="001b5da0" style:font-weight-asian="normal" style:font-weight-complex="normal"/>
    </style:style>
    <style:style style:name="T12" style:family="text">
      <style:text-properties officeooo:rsid="001c5c20"/>
    </style:style>
    <style:style style:name="T13" style:family="text">
      <style:text-properties officeooo:rsid="001e226f"/>
    </style:style>
    <style:style style:name="T14" style:family="text">
      <style:text-properties officeooo:rsid="0020ca10"/>
    </style:style>
    <style:style style:name="T15" style:family="text">
      <style:text-properties officeooo:rsid="0022c0a3"/>
    </style:style>
    <style:style style:name="T16" style:family="text">
      <style:text-properties officeooo:rsid="0024d7dd"/>
    </style:style>
    <style:style style:name="T17" style:family="text">
      <style:text-properties officeooo:rsid="002682ae"/>
    </style:style>
    <style:style style:name="T18" style:family="text">
      <style:text-properties officeooo:rsid="002c52e0"/>
    </style:style>
    <style:style style:name="T19" style:family="text">
      <style:text-properties officeooo:rsid="002f00cd"/>
    </style:style>
    <style:style style:name="T20" style:family="text">
      <style:text-properties officeooo:rsid="003322a0"/>
    </style:style>
    <style:style style:name="T21" style:family="text">
      <style:text-properties officeooo:rsid="00367146"/>
    </style:style>
    <style:style style:name="T22" style:family="text">
      <style:text-properties officeooo:rsid="00392ca9"/>
    </style:style>
    <style:style style:name="T23" style:family="text">
      <style:text-properties officeooo:rsid="003930e8"/>
    </style:style>
    <style:style style:name="T24" style:family="text">
      <style:text-properties officeooo:rsid="003a5d36"/>
    </style:style>
    <style:style style:name="T25" style:family="text">
      <style:text-properties officeooo:rsid="003e3645"/>
    </style:style>
    <style:style style:name="T26" style:family="text">
      <style:text-properties officeooo:rsid="003ed0ab"/>
    </style:style>
    <style:style style:name="T27" style:family="text">
      <style:text-properties officeooo:rsid="003ef91e"/>
    </style:style>
    <style:style style:name="T28" style:family="text">
      <style:text-properties officeooo:rsid="00414bb4"/>
    </style:style>
    <style:style style:name="T29" style:family="text">
      <style:text-properties officeooo:rsid="00431209"/>
    </style:style>
    <style:style style:name="T30" style:family="text">
      <style:text-properties officeooo:rsid="00451d86"/>
    </style:style>
    <style:style style:name="T31" style:family="text">
      <style:text-properties officeooo:rsid="004664a2"/>
    </style:style>
    <style:style style:name="T32" style:family="text">
      <style:text-properties officeooo:rsid="0047e338"/>
    </style:style>
    <style:style style:name="T33" style:family="text">
      <style:text-properties officeooo:rsid="004b251e"/>
    </style:style>
    <style:style style:name="T34" style:family="text">
      <style:text-properties officeooo:rsid="004ed4db"/>
    </style:style>
    <style:style style:name="T35" style:family="text">
      <style:text-properties officeooo:rsid="00511884"/>
    </style:style>
    <style:style style:name="T36" style:family="text">
      <style:text-properties officeooo:rsid="00525372"/>
    </style:style>
    <style:style style:name="T37" style:family="text">
      <style:text-properties officeooo:rsid="0052dc6a"/>
    </style:style>
    <style:style style:name="T38" style:family="text">
      <style:text-properties officeooo:rsid="0055a69a"/>
    </style:style>
    <style:style style:name="T39" style:family="text">
      <style:text-properties officeooo:rsid="0056662e"/>
    </style:style>
    <style:style style:name="T40" style:family="text">
      <style:text-properties officeooo:rsid="005700a0"/>
    </style:style>
    <style:style style:name="T41" style:family="text">
      <style:text-properties officeooo:rsid="005a2c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vod</text:p>
      <text:p text:style-name="P1">Návrat Realpolitik</text:p>
      <text:p text:style-name="P1">Realpolitik je <text:s/>opět v módě – je zpět. Důvody pro toto konstatování nedávného komebaku není žádné taajemství. Optimismus a smysl triumfu, který se vplížily do Anglo=Amerického politického myšlení <text:s/>bezprostředně po konci Studené války a <text:span text:style-name="T1">vyvrcholilo <text:s/>stržením <text:s/>sochy Saddama Huseina <text:s/>na Bagdádském náměstí <text:s/>Firdos v <text:s/>dubnu 2003, bylo nahrazeno „návratem historie“ , a „odplatou zeměpisu“ ale také „koncem snu“. <text:s/>V roce 1990 některé skutečnosti Realpolitik myšlení minulosti <text:s/>jako <text:s/>otázky relikvie éry Studené války nebo jako „nutného zla“, které by se měli naklonit, zapadnout <text:s/>do popelníhu historie. <text:s/>Ještě kombinace <text:s/>ideologického vyčerpání, ekonomického </text:span><text:span text:style-name="T2">downturn</text:span><text:span text:style-name="T7"> , <text:s/>militaristického </text:span><text:span text:style-name="T2">overstretch</text:span><text:span text:style-name="T7"> <text:s/>a následujících krizí na Středním východě, ve Východní Evropě, a v Pacifiku nás ujišťují, že R1 má opakující přítomnost </text:span><text:span text:style-name="T2">audience once more</text:span><text:span text:style-name="T7">.</text:span></text:p>
      <text:p text:style-name="P2"><text:span text:style-name="T6">Tato kniha <text:s/>nabízí první <text:s/></text:span><text:span text:style-name="T8">komplexni historii R1 jako koncept, který se přesunul z Německa do hlavního Anglo=Amerického <text:s/>politického </text:span><text:span text:style-name="T3">discourse</text:span><text:span text:style-name="T8"> <text:s/>. V době sporů je <text:s/>obvyklé nahlédnout do historie jako možného návodu – nebo <text:s/>pro nalezení samotných prostředků <text:s/>s intelektuálním </text:span><text:span text:style-name="T3">armory</text:span><text:span text:style-name="T8"> <text:s/>předcházejících období/</text:span><text:span text:style-name="T3">eras</text:span><text:span text:style-name="T8">. </text:span><text:span text:style-name="T9">Z pohledu dlouhého času, toto představuje debatu <text:s/>o politice, strategii, kdy se zahraniční politika může jevit jako něco cyklického. <text:s/>Voskování ? a </text:span><text:span text:style-name="T11">wan</text:span><text:span text:style-name="T9"> R1 v západním politickém <text:s/></text:span><text:span text:style-name="T4">discourse</text:span><text:span text:style-name="T9"> <text:s/>je jeden <text:s/>z těchto příkladů. <text:s/>Těsně vztaženo se jedná o <text:s/>periodu „znovu=objevení“ spisku Niccolo <text:s/>Machiavelliho, zejména jeho pasáže </text:span><text:span text:style-name="T4">treatise</text:span><text:span text:style-name="T9"> „The Princeů“? , který byl poprvvé publikován 1532. <text:s/>Jak se často <text:s/>stává, když se svět stává velice <text:s/>proměnlivým místem ? <text:s/>objeví se vlna nových knih Florenstkého <text:s/>politika, obsahující <text:s/>prominentní <text:s/>nabídky ? Philipa Bobbitta a Jonathana <text:s/>Powella, Tony <text:s/>Blair dřívější šéf </text:span><text:span text:style-name="T11">chiief of staff</text:span><text:span text:style-name="T9">. Jak napsal Michael Ignatieff, nacházíme se uprostřed <text:s/>dalšího <text:s/>„Machiavellian moment“ <text:s/></text:span><text:span text:style-name="T4">an instance</text:span><text:span text:style-name="T9"> <text:s/>, </text:span><text:span text:style-name="T10">když </text:span><text:span text:style-name="T5">public necessity</text:span><text:span text:style-name="T10"> </text:span></text:p>
      <text:p text:style-name="P11">1END</text:p>
      <text:p text:style-name="P11">2START</text:p>
      <text:p text:style-name="P14">2END</text:p>
      <text:p text:style-name="P12"><text:span text:style-name="T12">3</text:span>START</text:p>
      <text:p text:style-name="P14">jak <text:s/>negativně tak i pozitivně, odhaluje mnohé o Britské a Americkém pohledu na svět. Svět se začal prosakovat <text:s/>do angličtiny v éře před První světovou válkou. I když angličtina byla často používána <text:s/>v zahraničně politických diskuzích <text:s/>v Británii I Americe po více než jedno století, I když to bylo více méně považováno za exotické. <text:span text:style-name="T13">Tudíž I když dokonce <text:s/>R1 <text:s/>byla <text:s/>s oblibou používána jak ve Spojeném Království nebo ve Spojených státech, což bylo nepohodlné. V třicátých letech v Británi a v sedumdesátých letech <text:s/>ve Spojených státech, <text:s/>v mnoha odlišných kontextech , kritiky <text:s/>zahraniční politiky často „křičely faul“ ohledně <text:s/>přijímání R1 <text:s text:c="4"/>vlastními politiky a diplomaty. Kruty Teutonsky neologism , má tendency směřovat přilepit se do žaludku? <text:s/>Jak Peter Viereck, Německý Američan jako kritik <text:s/>R1, napsal v roce 1942, bylo toto vysvětlováno <text:s/>s dlouhým, hrdelně <text:s text:c="2"/>hrubým „r“ a <text:s/>ma vedlejsi vyznam <text:s/>s „r-r-ruthless“ (r-r-rucksichtlos, Hitlerovo oblíbené přídavné jméno) a „r-r-realistic“ <text:s/>(„r-r-realitsich“).Což by mohlo <text:s/>dobře kontrastovat s hladším skloňováním ve francoouzštině – tradiční jazyk diplomacie – v němž slovo „detente“ poskytuje <text:s/>důležitý/pozoruhodný příklad. </text:span></text:p>
      <text:p text:style-name="P15">V průběhu <text:s/>uplynulé dekády <text:s/>byla R1 zbavena <text:s/>některých z těchto <text:s/>negativních vedlejších <text:s/>významů a to z několika <text:s/>důvodů. Prvním je, <text:s/>že návrat <text:s/>velké síly vyvolává soupeření a potyčky v rámci <text:s/>mezinárodního pořádku, které bylo evokováno <text:s/>v porovnání <text:s/>s obdobím v naší minulosti, když na R1 bylo nahlíženo v devatenáctém století ve střední <text:s/>Evropě hlavně jako na prostředek <text:s/>a užitečný nástroj státní diplomacie a politiky, <text:s/>když se velké síly vzájemně soupeřily. <text:s/>Za druhé, <text:span text:style-name="T14">že R1 byla přítomná <text:s/>jako nutná protilátka <text:s/>pro uvědomnění prebytku <text:s/>idealismu v Anglo-Americké zahraniční politice <text:s/>v období po Studené Válce (pos-Cold War) <text:s/>s návratem <text:s/>do „reality“ <text:s/>a s překonáním „utopie“. <text:s/>V této etapě, je snadno pochopitelné a jako klidné, <text:s/>obezřetné přiblížení ke státní politice, <text:s/>po zrale úvaze kontrastně k tomu <text:s/>co je přítomné stejně jako </text:span><text:s/><text:span text:style-name="T15">naivní idealismus ostatních.</text:span></text:p>
      <text:p text:style-name="P16">V současnostit, <text:s/>modernizovaná verze R1 <text:s/>vykazuje určité nové přátele a nepravděpodobné advokáty. <text:s/>Pravděpodobně nejsvobodomyslnější <text:s/>president obývati ? Bílý Dům v moderní historii byla jako <text:soft-page-break/>vědomě <text:s/>„realistický“ jako jakýkoliv <text:span text:style-name="T16">z jeho předchůdců <text:s/>na poli zahraniční politiky. Z tohoto důvodu <text:s/>R1 není <text:s/>již déle <text:s/>špinové slovo <text:s/>pro Demokratickou stranu <text:s/>jak tomu bylo v sedumdesátých la devadesátých letech eteech XX. století. „ Každý již musí odlišit mezi <text:s text:c="2"/>idealismem a realismem,“ <text:s/>poznamenal předcházející vedoucí týmu <text:s/>presidenta Obamy, Rahm Emanuel v dubnu 2010 <text:s/>ve článku pro Ney York Times. „Jestliže to budete definovat jako kategirii, on není pravděpodobně <text:s/>více <text:s/>realná politika, jako <text:s/>Bush 41 . . . <text:s/>musíte být <text:s/>chladnokrevný ohledně svýcy zájmů vašeho národa.“ (). V květnu 2012, německý týdeník Der Spiegel uvedl článek prohlašující, že president Obama</text:span></text:p>
      <text:p text:style-name="P14">3END</text:p>
      <text:p text:style-name="P14"/>
      <text:p text:style-name="P12"><text:span text:style-name="T12">4</text:span>START</text:p>
      <text:p text:style-name="P14"/>
      <text:p text:style-name="P14">4END</text:p>
      <text:p text:style-name="P12"><text:span text:style-name="T12">5</text:span>START</text:p>
      <text:p text:style-name="P13"><text:s/><text:span text:style-name="T17">realistická zahraniční politika je karikována a Německou R1.“ Henry Kissinger poznamenává, „Předpokldám pro usnadnění volby stran“(18). Je příznačné, jak argumentuji v <text:s/>dalších kaptolách, že Kissinger <text:s/>se sám obecně <text:s/>vystříhal <text:s/>přímého použití tohoto termínu. Když ho použil, vlastně jej použil pro zvýraznění jeho nedostatků.</text:span></text:p>
      <text:p text:style-name="P21">Ostatní na rozdíl od Kissingera jsou spokojeni s tímto označením. <text:s/>Navíc někteří z těch kteří nosí <text:s/>tento oznak s hrdostí mají tendenci karikovat <text:s/>naivní <text:s/>idealisty, kteří se staví proti. <text:s/>V minulosti, kritici R1 byli odsuzováni jako „Wilsoniasti“, <text:s/>vcelku nedávno byli dáváni dohromady <text:s/>jako „neo-konzervativci.“ <text:s/>Termín R1 použitý tímto způsobem se stává nezbytným doplňkem sofistikace , je určen aby znamenal <text:s/>jeden ze světáctví a historickou <text:s/>hloubku a pro rozlišdení <text:s/>jedněch <text:s/>z <text:s/>těch hlupých ideologů. <text:s/>„Opustím to k samo popisujícím <text:s/>realismům <text:s/>aby se vysvětlilo v podbrobných detailech <text:s/>původ a význam <text:s/>realismu a realpolitk pro naše popletené novináře a nebybíravé politiky“, poznamenal historikv roce 2010, Robert Kagan v diskusi s presidentem Obamou o realistických osudcích. Kaganův názor jako důsledek <text:s/>Kissingera – byl tím co někdo ? <text:s/>tvrdí v tomto pokrytí? udělal v samo-uspokojujícím způsobu, s cílem odmítnout <text:s/>jejich oponenty jako <text:s/>erealistické, obyčejné a chybně iformované.</text:p>
      <text:p text:style-name="P17"><text:tab/>Jeden může stěží obviňovat politiky za používání jazyka tímto způsobem, který vyhovuje jejich agendě. Ve skutečnosti <text:span text:style-name="T18">jestliže málo uspokojivá definice R1 existuje, <text:s/>chyba existuje jinde. Je to více protože učenci/vědci <text:s/>oblasti mezinárodních vztahů, a málo význačnými vyjímkami, obsahují zůstatky značně <text:s/>nezajímavých ve svých historických kořenech. Pro většinu částí, R1 byla používána zaměnitelně <text:s/>s „realismem“, „realista“ nebo jako „raison detat“ <text:s/>všichni z nichž samozřejmě <text:s/>jsou nerozhodně termíny sami o sobě.??? Jak Lucian Ashworth <text:s/>napsal, zůstává případem <text:s/>kdy vědci <text:s/>mezinárodních vztahů někdy bývaly „uvolněný ve studiu idejí jejich <text:s/>lastní disciplíny.“ (22) Tato kniha <text:s/>sleduje základní principy tzv. „Cambridge school“ přibližující se <text:s/>intelektuální historii. <text:s/>Toto obsahuje politické myšlenky, a přidružené politické projevy, by měly být chápany v kontextu <text:s/>dané historické epochy, v které byly použity. Měly by být vyšetřovány jako produkty <text:s/>v čase a místě, než jako <text:s/>plavidla <text:s/>trvalých pravd/hodnot. (23).</text:span></text:p>
      <text:p text:style-name="P17"><text:tab/><text:span text:style-name="T19">Toto není jenom akademické cvičení. V soualdu s Quentin Skinner , jední z nejslivnějších vědců <text:s/>Cambridge školy, <text:s/>je jedna užitečná funkce, kterou historici mohou realizovat je „ odkrytí často zanedbaných bohatých ? z našeho historického dědictví a <text:s/>zobrazení několikrát pro přezkoumání?“. Ještě, <text:s/>snad mnohem důležitější pro naše účely, Skinner také upozorňuje na to, že to je </text:span></text:p>
      <text:p text:style-name="P14">5END</text:p>
      <text:p text:style-name="P18">6START</text:p>
      <text:p text:style-name="P18">„někdy obtížné vyhnout se <text:s/>spadnutí pod <text:s/>kouzlo našeho vlastního inteektuálního dědictví“ - což je, aby se stalo „očarovaným“ do <text:s/>důvěřujících že „cesty myšlení o určitých <text:s/>idejích odkázaných na nás hlavní proudy našich intelektuálních tradicí musí být cesta myšlení o nich.“ (24). Jak bude uvedeno , historie R1 <text:s/>byla poseta existencí kultovních ctitelů, <text:s/>příliš vtlačen <text:s/>idejí že tyto byly zprostředkovateli do reality.</text:p>
      <text:p text:style-name="P19"><text:soft-page-break/>Několik společných chybných <text:s/>názorů mohlo být uvedeno již na samotném začátku? R1 není jak je často předpokládáno, tak stará jak politika samotná. <text:s/>Ani není tak zmatená s „realismem“ v dokumentech ve velkém? <text:s/>Jak Jonathan Haslam <text:span text:style-name="T20">zcela objasnil v „No Virtue like Necessity: Realist Thought in International Relations since Machiavelli“ (Žádna cnost <text:s/>jako nutná: <text:s/>Realistické myšlení v mezinárodních vztazízh od Machiavelliho.), <text:s/>nejlepší <text:s/>diskuse o konceptu, R1 obsazuje místo v rámci „realistických“ tradic. (25) <text:s/>Ještě <text:s/>je tu <text:s/>něco zřetelného od (raison d'être – a ​reason for ​existence:) jako důvod samotné existence , <text:s/>záležitosti „národbího zájmu,“ nebo <text:s/>tzv Machiavellismus ? <text:s/>- koncept s nímž byl velice často <text:s/>spojovaný. <text:s/>R1 je mnohem vymezenější pojem?. <text:s/>Existuje <text:s/>právě jedno a půl století. <text:s/>R1 byla vytvořena německým novinářem a liberálním aktivistou Augustem von Rochau, v jeho pojednání „Foundations of Realpolitik“ (Zaklady R1) z roku <text:s/>1853. Rochau, který přidal druhý díl v roce 1869, je téměř celý dnes již zapomenutý. <text:s/>Jak brzo uvidíme, však <text:s/>jeho vytvoření obsahuje dlouhý a kontroverzní <text:s/>posmrtný život.</text:span></text:p>
      <text:p text:style-name="P22"><text:tab/>Prvním cílem této knihy je co nejlépe porozumět jako akt znovu objevení. Part I začíná nalezením původu R1 uprostřed 19. století v Evropě. Dále pokračuje <text:s/>na zvýraznění a <text:s/>vysvětlení konceptu, tak jako Ludwig von Rochau je <text:s/>původně zamýšlel jak by měly být pochopeny, v jeho dvoudílné práci. V kontrastu <text:s/>k modernímu vtělení, původní verzi R1 označil jako filosofické cítění právě tak jako metoda <text:s/>analýzy komplexníxh politických problémů. V souladus Rochau, úspěšná politika závisí na správném ocenění <text:s/>historických okolností v nichž státníci operovali. <text:s/>Právě jako důležitý, byla <text:s/>schopnost tušit/předvídat <text:s/>a nastavit sebe ?, měnícíse podmínky modernosti. Ideje byly důležité v politice – tak narůstající, ve věku demokracií – ale jejich důležitost byla posuzována podle jejich <text:s/>politické síly spíše než podle jejich čistoty a elegance.</text:p>
      <text:p text:style-name="P19"><text:s/><text:span text:style-name="T21">Druhým cílem této knihy (Part II až V) <text:s/>prověřuje jak R1 byla používána v Anglo=Americkém discoursu ohledně <text:s/>zahraičních událostí včetně jejich samotných počátků. Toto je datovánopřibližně od roku 1890, když toto slovo bylo poprvé uvedeno do angličtiny. <text:s/>Historie R1 v anglicky hovořícím světě by mělo být <text:s/>odlišováno od svojí rannější historie v Německu.</text:span></text:p>
      <text:p text:style-name="P18">6END</text:p>
      <text:p text:style-name="P20">7START</text:p>
      <text:p text:style-name="P23">Jakýkoliv původni Rochau koncept? se již zcela vytratil. Toto slovo <text:s/>bylo používáno mnoha různými způsoby, a vedlo k mnoha různým závěrům.? Tento proces prolínání a rozšíření? popisuje <text:s/>příběh samotný. <text:s/>Je to použití termínu , který je dále <text:s/>probírán v následujících kapitolách. <text:s/>Nepravděpodobný liberalismus <text:s/>nebo Marxismus, <text:s/>neexistuje spojitý/souvislý pohled na to co to znamená. <text:s/>Část (Part) II <text:s/>až IV <text:s/>by měly být <text:s/>pochopeny <text:s/>jako prvotní a jako studium projevu, spíše <text:s/>než studium teorie <text:s/>samotné <text:s/><text:span text:style-name="T22">(definované v Č1 I). </text:span><text:s/><text:span text:style-name="T22">Důvodem pro toto tvrzení je způsob R1 byla použita <text:s/>pro odhalení ? <text:s/>mnohého o postupech v zahraničních <text:s/>událostech a interpretacích <text:s/>mezinárodní politiky, která převládala <text:s/>u těchto dvou velkých <text:s/>supervelmocí v 19. a 20. stroletí. <text:s/>Tímto způsobem, R1 je použita jako okno do <text:s/>duše toho co může být <text:s/>označováno jako Anglo-Americký světový názor. (27). <text:s/>Proč někteří jedinci a skupiny tak nenávidí nebo se obávají <text:s/>tohoto názoru? <text:s/>Proč <text:s/>byli ostatní <text:s/>více klidní? ohledně tohoto <text:s/>a přecházeli <text:s/>do uvažování více prospěšně/příznivě? <text:s/>Jak bude dále předvedeno, <text:s/>co si lidé myslí o R1 <text:s/>poskytnutí jako vodítko pro srovnání/nic jiného kromě.</text:span></text:p>
      <text:p text:style-name="P23"><text:tab/><text:span text:style-name="T23">Když začneme Ludwigem von Rochau, <text:s/>můžee <text:s/>ustanovit <text:s/>skutečné pochopení toho co <text:s/>R1 původně <text:s/>předpokládalo že znamená. Ještě <text:s/>je také důležité pochopit že tento pojem <text:s/>Rochau vytvořil přijmul? <text:s/>život <text:s/>svůj vlastní. <text:s/>Jeden z hlavních témat této knihy je že R1 definovala zrození <text:s/>počtu <text:s/>zmrzačených <text:s/>a polovičně formovaných <text:s/>verzí sebe samého, což bylo zdrojem dalších špatných představ. <text:s/>Tento proces <text:s/>byl započat v Německu, kde Rochau ideje <text:s/>byly svéhlavě <text:s/>ohýbány, aby sloužily I jiným závěrům.? <text:s/>Časem R1 <text:s/>vstoupila do Anglo-Amerického světa a zde byla domotána <text:s/>s mnoha dalšími koncepty jako jsou Machtpolitik ( politika síly), Weltpolitik (je používána v globální <text:s/>mocenské politice), <text:s/>a další široké koncepce „realismu“ v zahraničních událostech. V některých <text:s/>případech, toto pokroucené otevřelo dveře do velkého <text:s/>nepochopení a co je horší, do chybných postupů. Takže neexistuje přání pro znovu oživení kultu R1. Ve skutečnosti, kniha prozrazuje že <text:s/></text:span><text:soft-page-break/><text:span text:style-name="T23">mnohé skutky Britské a Americké zahraniční politiky v minulém stoetí mohou být pochopeny jako odvozenina, <text:s/>částečně, z <text:s/>reakce <text:s/>proti mnohem „irredentist“ <text:s/>interpretaci R1 , která se objevila v Německu po Rochauovi. <text:s/>V anglicky hovořícím světě , podoba „anti=R1“ se stala reálnýým fenomenem podle svých vlastních pravidel? <text:s/>V některých ohledech, ve skutečnosti, <text:s/>nabízí <text:s/>druh pochopení mezi Anglickou a Americkou zahraniční politikou.</text:span></text:p>
      <text:p text:style-name="P23"><text:tab/><text:span text:style-name="T24">Zatímco <text:s/>tato kniha staví vedle sebe <text:s/>R1 a <text:s/>její protějšky (anti-R1), některé z mnoha plodných <text:s/>náhledů na <text:s/>státní aparát a zahraniční politiku byly nalezeny v trhlinách mezi nimi, spolu s největšími <text:s/>mysiteli v oblasti <text:s/>zahraničních událostí. Pro <text:s/>nastínění? těchto diskusí, nemohu ..</text:span></text:p>
      <text:p text:style-name="P20">7END</text:p>
      <text:p text:style-name="P1"/>
      <text:p text:style-name="P4">8START</text:p>
      <text:p text:style-name="P6">se pokusit abych nabidl synteru t<text:span text:style-name="T25">ě</text:span>chto dvou tradic. <text:span text:style-name="T25">Cílem není představit nějaký druh „zlaté středí cesty“ <text:s/>etiky státnictví. Také hledání směřující ke smíření idejí a vlastního zájmu, ve spojité teorii mezinárodních vztahů, <text:s/>budou <text:s/>nejlépe obslouženy vprací „English School“ nebo Joeph Nye <text:s/>vcelku nedávno volající ? po „liberální realismus“ v USA zahraniční politice. (28). <text:s/>Jakkoliv <text:s/>lze konstatovat, že <text:s/>teto kůň <text:s/>byl dlouho sešroubovaný. Reinhold Niebuhr rozpracoval <text:s/>založení pravidla „Křesťanský Realismus“ („Christian Realism“)</text:span> <text:span text:style-name="T26">a všech dilemat která jsou s ním spojena, před více než před půl stoletím. (29) <text:s/>Není překvapením že president Obama <text:s/>čerpal/požil Niebuhr aby pomohl vypracovat svůj vlastní verzi „liberálního realismu“ a <text:s/>kdy vliv Niebuhra byl patrný <text:s/>v jeho řeči při přijetí Nobelovy <text:s/>Ceny Míru <text:s/>v roce 2009.</text:span></text:p>
      <text:p text:style-name="P6"><text:tab/><text:span text:style-name="T27">V jednom důležitém ohledu, původní koncept R1 - tak jak jej autor zamýšlel - <text:s/>může bt chápán <text:s/>jako forma liberálního realismu. Luwwig von Rochau byl <text:s/>oddaný liberál , který chtěl by se Německo sjednotilo pod vládou práva a řízen <text:s/>ústavou a <text:s/>vládou zástupců. <text:s/>Při definování? R1, <text:s/>a v tomto směru apeloval <text:s/>na svoje liberální stoupence. <text:s/>Ve smyslu <text:s/>jednoduchých <text:s/>termínů, měli/používali „být realista“ a původu politiků zda <text:s/>dosáhli svých cílů. <text:s/>Avšak, je nutno zde vložit námitku, která odliší jeko práci od pozdějších <text:s/>pokusů artikulovat souvislou <text:s/>liberální realistickou <text:s/>teorii politiky. Rochau <text:s/>se nezabýval konstrukcí světoého názoru ale <text:s/>správou politiky?, často v té nejzrnější úrovni. Teologie a morální filosofie <text:s/>existovaly I v jiné sféře R1.</text:span></text:p>
      <text:p text:style-name="P6"><text:tab/><text:span text:style-name="T28">Jakákoliv kniha o R1 nemůže být oddělena od <text:s/>širší debaty <text:s/>o „realismu“ v <text:s/>mezinárodních událostech. <text:s/>Ačkoliv, toto pátrání a dlouhé meditace <text:s/>o akademických teoriích ohledně realismu – nebo <text:s/>o teorii <text:s/>Mezinárodních Vztahů (International Relations) – je nejlépe hledat kdekoliv jnde. <text:s/>Ani to není kniha zaměňována za nějaký argument <text:s/>pro <text:s/>znovu vzkříšení <text:s/>„klasického realismu“?. <text:s/>Kniha sdílí určitý kriticismus tak zvané školy neo-realismu, , který je vytvářen „klasicnými“ realisty – zejména tendencí vylíčit <text:s/>mezinárodní systém v přes teorií a mechanickým způsobem? <text:s/>Jak historik diplomacie Paul Schroeder <text:s/>napsal, jednou vadou <text:s/>neo-realismu je <text:s/>přesně <text:s/>její použití termínu jako jsou R1, který se málo týká kontextu v němž se vyjevují. (32) V nejširší možné úrovni, kniha sdílípohled, který <text:s/>mnoho verzí <text:s/>realistického myšlení – klasický a I jiné - <text:s/>jsou závislé na <text:s/>subjektivu a <text:s/>na navázaných výhledech a axiomech spíše než fundamentální „pravdy“ ohledně <text:s/>mezinárodních událostí. (33)</text:span></text:p>
      <text:p text:style-name="P4">8END</text:p>
      <text:p text:style-name="P4"/>
      <text:p text:style-name="P7">9START <text:date style:data-style-name="N37" text:date-value="2016-03-24T09:51:07.062000185" text:fixed="true">24.03.2016</text:date></text:p>
      <text:p text:style-name="P8"><text:tab/><text:span text:style-name="T29">Zatímco jsme napínání/stresováni významem <text:s/>historických metod, závěr knihy se vzdává <text:s/>něčeho <text:s/>jako je oddělení <text:s/>k čemu <text:s/>se historici <text:s/>přiklánějí. <text:s/>Nalezl jsem soulad <text:s/>s historikem Felixem Gilbertem, který v roce 1970 napsal, že by to měla být „deklarace úpadku/likvidace <text:s/>v části <text:s/>historického vzdělávání/učení <text:s/>jestliže práce historika <text:s/>zastavila <text:s/>krátké z nejvíce palčivých otázek dne“ (34) <text:s/>Kniha proto začíná a končí <text:s/>argumentací že originální koncept R1 – tak jak ji chápe Ludwig von Rochau – je zralé na znovuobjevení. <text:s/>Pro zjednodušení, Rochauovo dvou svazkové dílo, Foundation of Realpolitik, je nevyužitá a většinou <text:s/>neznámý zdroj moudra o původu politiky, které je používáno v dnešním světě.</text:span></text:p>
      <text:p text:style-name="P24"><text:soft-page-break/><text:tab/> </text:p>
      <text:p text:style-name="P7"/>
      <text:p text:style-name="P4"><text:tab/><text:span text:style-name="T30">Znovuobjevení skutečné R1 je, alespoň jak já věřím,mnohe užitečnější <text:s/>cvičení než jednoduché selektivního volání? <text:s/>k spíše přepracovanou verzí Machiavellianismu, tak jako jsme to udělali již několikrát v minulosti. To ovšem neznamená, že <text:s/>Machiavelli psaní ztratilo náhle <text:s/>svoji cenu po pěti stech letech. <text:s/>Lze jednoduše <text:s/>definovat bod, kdy <text:s/>originální koncept R1 <text:s/>se zrodil v eře, která se více podobá nám, než že světu Machiavelliho. Ludwig von Rochau vytvořil klenutou klenbu s <text:s/>vývami , které zůstávají v kvintesačních <text:s/>problémech modernity?? (Co je to modernita?) <text:s/>Jeho verze R1 poskytyuje korekci k určitým deziluzím , které je pořád možno objevit v západním liberálním uvažování. Ale spíš než bouření/rebelaci liberalismu, Rochauova R1 <text:s/>nabízí něco ? jako pomocnou ruku pro dosažení úspěchu.</text:span></text:p>
      <text:p text:style-name="P5"><text:tab/><text:span text:style-name="T31">Konečné slovo je <text:s/>nuné k různému použití R1, která se objevují v pěti částích této knihy, <text:s/>stejně jako je to důležité pro vývoj argumentů. A dále, proto je slovo R1 tištěno s kapitálkou a v kurzívě. <text:s/>Tato praxe <text:s/>pokračuje v Části I, <text:s/>která probírá původní koncept Ry, <text:s/>tak jak je pojímána Ludwigem von Rochau v jeho Foundations of Realpilitik. <text:s/>Kapitálkovaný a v kurzívě termín R1 <text:s/>je také použita v závěrečné kapitole Části I, která pojednává variace používané ve světě, v Německu, po Rochauově smrti. <text:s/>Přestože <text:s/>Heinrich von Treitschke překroutil <text:s/>Rochauvův koncept R1 – s přetrvávajícími efekty – on byl tím kdo vystavěl origiál. <text:s/>Po Treitschkeovi, Friedrich Meinecke <text:s/>použil R1 těsněji ve smyslu Rochauova originálu, který I sám <text:s/>přečetl?. Jak Treitschke tak I Meinecke používali termín R1, aby popsali Bismarckovu zahraniční politiku. <text:s/>Ačkoliv Bismarck sám toto slovo nepoužíval, kurzívovaná kapitálková verze slova <text:s/>je používána v diskusích o Bismarckově R1ce (která se objevuje v Části I a I v následujících <text:s/>sekcích). <text:s/>Základní pravidlo, které pokračuje v pozdějších kapitolách, je německé verze R1y jsou označeny</text:span></text:p>
      <text:p text:style-name="P9">9END</text:p>
      <text:p text:style-name="P9"/>
      <text:p text:style-name="P10"><text:span text:style-name="T32">10</text:span>START</text:p>
      <text:p text:style-name="P27">mimo tento způsob. <text:s/>Pro čtenáře je velice důležité, aby si uvědomil, že různá použití termínu R1 v německém jazyce jsou <text:span text:style-name="T33">odlišné od toho co Rochau zamýšlel. Na počátku XX. století , <text:s/>General Bernhardi a ostatní <text:s/>němečtí nacionalisté tento termín velice používali různými způsoby, <text:s/>a bez jajékoliv znalosti kdo Rochau byl. </text:span><text:s/><text:span text:style-name="T33">Než abychom se zabývali detailní typologií jednotlivých použití, jsou různé/jednotlivá použití vysvětlena v <text:s/>textu. PO Části I, <text:s/>v těchto příkladech, kde se vracíme k Rochauovo originálnímu konceptu, <text:s/>je tento termín použit s odkazem jako „realná R1“ („real R1“) nebo jako „Rochauova R1“, abychom vymezili k ostatním německým použitím.</text:span></text:p>
      <text:p text:style-name="P28"><text:span text:style-name="T33"><text:tab/>Zbytek této knihy se soustřeďuje <text:s/>na historii <text:s/>termínu R1 v anglickém jazyce. Abychom to odlišili <text:s/>od německého originálu ja použita <text:s/>verze v malých písmenou „realpolitik“. Toto je také praxe <text:s/>pro „antir1“ tradici, kterou jsem začal popis ovat v Části II, <text:s/>která se soustřeďuje <text:s/>na období před PSV. (PSV = První světová válka). <text:s/>Nejprve <text:s text:c="2"/>byl termín <text:s/>r1 používán <text:s/>v angličtině při popisu německého chování na mezinárodním jeviišti. <text:s/>Ale brzo začalo mít <text:s/>širší význam. V Č II, například, <text:s/>poznamenávám/uvádím <text:s/>že <text:s/>ranní američtí účastníci diskuse o r1 byly vždy spokojeni s významem, který používali jejch angličtí <text:s text:c="3"/>partneři. <text:s/>Toto je vysvětleno v kapitole <text:s/>o „Americké r1“. <text:s/>Ve stejné době? <text:s/>společně používaný <text:s/>význam anti=r1 <text:s/>byly podporovaly <text:s/>vývoj myšlenek o liberálním <text:s/>internacionalistu <text:s/>kolem roku 1910. Tak anti-r1 osvítila mnohem jasněji když Britské a Americké zájmy začaly úzce konvergovat.</text:span></text:p>
      <text:p text:style-name="P28"><text:tab/><text:span text:style-name="T34">Jak je uvedeno v Č1 III, význam r1 se začal měnit v meziválečných letech. <text:s/>Slovo se začalo přibližovat/pašovat do diplomatické hantýrky a to v mnohem <text:s/>obecnějších termínech <text:s/>a přestávalo být spojováno s německou problematikou. <text:s/>V Británii, zejména, <text:s/>toto představuje <text:s/>že reálná politka (=realpolitik) <text:s/>ztratila některé ze svých <text:s/>negativních vedlejších významů. <text:s/>Namísto toho, pro první časové období, bylo používáno jako antidotum? <text:s/>ke trerému <text:s/>byly chápányaby byly nadbytečné? idealismu v prvním období po PSV ( v němž anti-realpolitik byla v převaze). Když britiští státníci <text:s/>a <text:s/></text:span><text:soft-page-break/><text:span text:style-name="T34">vědci/teoretici <text:s/>hovoří jako o r1 <text:s/>v meziválečném období, rozhodně tím nemysleli německý termín R1 ale přdevším návart k mnohem <text:s/>tradiční formě diplomacie XIX. století. <text:s/>Přijetí r1 <text:s/>odkazuje popuzení <text:s/>s <text:s/>Ligou národů (League of Nations) a s kolektivní bezpečností. <text:s/>Ale limity <text:s/>těchto <text:s/>verzí r1 se odrážely v chybách appeasementu.?</text:span></text:p>
      <text:p text:style-name="P28"><text:tab/><text:span text:style-name="T35">Ve zvýšené míře ve Spojených státech, je r1 <text:s/>reprezentovaly <text:s/>řaduvýznamů. Č IV <text:s/>podrobněji popisuje „Amerikanizaci r1“. <text:s/>To má řadu důvodů?, Zaprvé, r1 byla používána <text:s/>zaměnitelně s terínem geopolitika (geopolitics) (odvozený z dalšího importu německého výrazu,</text:span></text:p>
      <text:p text:style-name="P10"><text:span text:style-name="T32">10</text:span>END</text:p>
      <text:p text:style-name="P10"/>
      <text:p text:style-name="P10"><text:span text:style-name="T35">11</text:span>START</text:p>
      <text:p text:style-name="P29">G10, <text:s/>a tyto dva jsou conflated?. <text:s/>Zatímco <text:s/>ti kteří v Británi používali r1 v kladném slova smyslu <text:s/>měli tendenci podporovat <text:s/>politiku appeasementu, v případě Ameriky to neplatilo. <text:s/>Američtí <text:s/>exponenti/zastánci <text:s/>r1 v třicátých a čtyřicátých letech XX. století <text:s/><text:span text:style-name="T36">volali po čelo-noha ? (front-footed?) postoji <text:s/>na globálním jevišti, a <text:s/>hlavní oponenty byli Američtí izolaniesté. Jinými slovy, volali po větší významu geoplitiky.</text:span></text:p>
      <text:p text:style-name="P29"><text:tab/><text:span text:style-name="T37">por DSV (Druhá světová válka) nabyl v Americe význam r1 <text:s/>opět odlišných vedlejších významů. <text:s/>Vliv počtu vlivných osobností z Německa 9včetně těch, kteří chápali <text:s/>pravý původ tohoto terínu) znamenal, že zde existovalo <text:s/>velké povědomí německého původu R1. <text:s/>Většina Německo=Američanů (German=Americans) , kteří byli angažováni v diskuzi o zahraniční politice <text:s/>se vyhýbali používání tohoto termínu a nebyli rádi spojováni s ním. Č IV odmítá myšlenku, že existoval týkající se <text:s/>pokus <text:s/>pro uvedení německé verze R1 do amerického strategického a politického <text:s/>myšlení jako prosté zjednodušení. <text:s/>Nicméně, nelze než souhlasit?, že tato tradice <text:s/>měla stejný vliv <text:s/>na vyostření amerického realismu. Jasným <text:s/>příkladem jeho efektu byl obdiv často vyjadřovaný k Bismarckově <text:s/>zahraniční politice, která se prosazovala? v diskuzích ohledně strategie SV. V této éře se jednalo o použití tohoto slova stávalo logickou zbraní v tak zvaném druhé Velké Debatě (Great Debate) mezi</text:span></text:p>
      <text:p text:style-name="P30"><text:span text:style-name="T38">teoretiky mezinárodních vztahů, které nastaly v prvních letech SV. <text:s/>Římská podoba <text:s/>(„r1“) <text:s/>je zde zmiňována. <text:s/>Jednou z vyjímek je poslední kapitola Č IV. <text:s/>Tato prověřuje <text:s/>debatu mezi <text:s/>Bismarkysty (Bismarckians( a anti-Bismarkysty, v které R1 <text:s/>byla chápána jako být něčím určeným/zrozeným <text:s/>v definovaném kontextu XIX. století Německé historie. Bylo to součástí profese historiků, že nejslabší řezavým uhlíkem? původní koncepce Ludwiga von Rochau bylo udržet teorii při životě.?</text:span></text:p>
      <text:p text:style-name="P30"><text:tab/><text:span text:style-name="T38">Č V. , k1á</text:span><text:tab/><text:span text:style-name="T39">prověřuje „praktickou realnou politiku“ popisuje jak význam slova <text:s/>byl zlehčován <text:s/>po roce 1960. V průběhu <text:s/>této éry, se stávala zachycována? <text:s/>v sérii <text:s/>ostatních <text:s/>polemik ve světě <text:s/>vytváření <text:s/>politiky. Něco z toho může být chápano jako <text:s/>znaky počtu těch, k1ří byli vycvičeni v druhé Velké Debatě <text:s/>v poválečném období, k1é předpokládalo <text:s/>starší? <text:s/>pozicí <text:s/>v úřadu během tohoto období. R1 <text:s/>bylo jedním ze slov, k1é převezmou? <text:s/>z <text:s/>univerzit do profesí <text:s/>zahraaniční politiky. <text:s/>Tento koncept je samozřejmě spojován s Henry Kissingerem <text:s/>víc než s kýmkoliv jiným. Ještě zde se objevuje <text:s/>určitá ironie. Kissinger , k1ý <text:s/>je sám odlišován od Kennana, nabízel některé z nejvíce vyčnívajících kritik </text:span></text:p>
      <text:p text:style-name="P10"><text:span text:style-name="T35">11</text:span>END</text:p>
      <text:p text:style-name="P10"/>
      <text:p text:style-name="P10"><text:span text:style-name="T40">12</text:span>START</text:p>
      <text:p text:style-name="P35">Bismarckovy R1. <text:s/>Tyto <text:s/>jemné nuance většinou zmizely ve velmi obsažných <text:s/>debatách v 70 letech mezi <text:s/>fanatickými straníky a oponenty presidentů <text:span text:style-name="T41">ixoa a Forda, a později Cartera. Prezidentství Ronalda Reagana a <text:s/>(dvojznačný) pojem <text:s/>„Reaganova doktrina“, demonstrující <text:s/>nepřiměřenost existující rozdíl mezi realnou politikou? a anti-reálnou politikou. <text:s/>Kolem devadesátých let, tento pojmín byl tak rozředěný jak se stává efektivně bezvýznamným <text:s/>- zejména <text:s/>protože se stává zapleteným do debaty ohledně <text:s/>intervence <text:s/>a ne-intervence, které byly charakterizovány touto dekádou. <text:s/>V této moderní éře, je to nyní nejvíce nejasný popisovač? - <text:s/>pozice spíše než <text:s/>jasná pozice v rámci? světových <text:s/>afér.</text:span></text:p>
      <text:p text:style-name="P35"/>
      <text:p text:style-name="P35"><text:soft-page-break/><text:tab/><text:span text:style-name="T41">Poznámka k použité metodologii</text:span></text:p>
      <text:p text:style-name="P35"><text:tab/></text:p>
      <text:p text:style-name="P35"><text:s/></text:p>
      <text:p text:style-name="P10"><text:span text:style-name="T40">12</text:span>END</text:p>
      <text:p text:style-name="P10"/>
      <text:p text:style-name="P26">START</text:p>
      <text:p text:style-name="P26">END</text:p>
      <text:p text:style-name="P26"/>
      <text:p text:style-name="P31">SLOVNÍK</text:p>
      <text:p text:style-name="P29">appeasementu</text:p>
      <text:p text:style-name="P29"/>
      <text:p text:style-name="P29">ZKRATKY</text:p>
      <text:p text:style-name="P3">R1 RealPolitik</text:p>
      <text:p text:style-name="P3">Č1 Článek</text:p>
      <text:p text:style-name="P32">PSV První světová válka</text:p>
      <text:p text:style-name="P32">DSV Druhá světová válka</text:p>
      <text:p text:style-name="P32">SV Studená válka</text:p>
      <text:p text:style-name="P34">k1 - kter</text:p>
      <text:p text:style-name="P32"/>
      <text:p text:style-name="P33">WIKI</text:p>
      <text:p text:style-name="P33">Great Debate – first, second</text:p>
      <text:p text:style-name="P36">metodologie - 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0.2.2$Windows_x86 LibreOffice_project/37b43f919e4de5eeaca9b9755ed688758a8251fe</meta:generator>
    <dc:date>2016-03-26T17:09:30.486000000</dc:date>
    <meta:editing-duration>PT4H36M21S</meta:editing-duration>
    <meta:editing-cycles>38</meta:editing-cycles>
    <meta:document-statistic meta:table-count="0" meta:image-count="0" meta:object-count="0" meta:page-count="7" meta:paragraph-count="74" meta:word-count="3544" meta:character-count="24647" meta:non-whitespace-character-count="20603"/>
  </office:meta>
</office:document-meta>
</file>